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C8436811CCD7A773DD.png" manifest:media-type="image/png"/>
  <manifest:file-entry manifest:full-path="Pictures/100000000000012C000000C8C46BE6383E2AFE8C.png" manifest:media-type="image/png"/>
  <manifest:file-entry manifest:full-path="Pictures/10000000000008000000048002563B37001DC6B3.jpg" manifest:media-type="image/jpeg"/>
  <manifest:file-entry manifest:full-path="Pictures/100000000000009600000028144CE2E2D131B7FC.png" manifest:media-type="image/png"/>
  <manifest:file-entry manifest:full-path="Pictures/1000000000000096000000280562B96EE94E22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4.15cm" fo:min-width="6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4.679cm" fo:min-width="7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5cm" draw:marker-end="Groty_20_strzałek_20_2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5cm" fo:min-width="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2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Arial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7.937cm" svg:height="5.291cm" svg:x="11cm" svg:y="12.3cm">
          <draw:image xlink:href="Pictures/100000000000012C000000C8436811CCD7A773DD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686cm" svg:x="1.001cm" svg:y="1cm">
          <draw:image xlink:href="Pictures/10000000000008000000048002563B37001DC6B3.jpg" xlink:type="simple" xlink:show="embed" xlink:actuate="onLoad" draw:mime-type="image/jpeg">
            <text:p/>
          </draw:image>
        </draw:frame>
        <draw:frame draw:style-name="gr1" draw:text-style-name="P1" draw:layer="layout" svg:width="3.968cm" svg:height="1.057cm" svg:x="13cm" svg:y="17.943cm">
          <draw:image xlink:href="Pictures/100000000000009600000028144CE2E2D131B7FC.png" xlink:type="simple" xlink:show="embed" xlink:actuate="onLoad" draw:mime-type="image/png">
            <text:p/>
          </draw:image>
        </draw:frame>
        <draw:frame draw:style-name="gr1" draw:text-style-name="P1" draw:layer="layout" svg:width="7.937cm" svg:height="5.291cm" svg:x="2.063cm" svg:y="12.3cm">
          <draw:image xlink:href="Pictures/100000000000012C000000C8C46BE6383E2AFE8C.png" xlink:type="simple" xlink:show="embed" xlink:actuate="onLoad" draw:mime-type="image/png">
            <text:p/>
          </draw:image>
        </draw:frame>
        <draw:frame draw:style-name="gr1" draw:text-style-name="P1" draw:layer="layout" svg:width="3.968cm" svg:height="1.057cm" svg:x="4.032cm" svg:y="17.9cm">
          <draw:image xlink:href="Pictures/1000000000000096000000280562B96EE94E2259.png" xlink:type="simple" xlink:show="embed" xlink:actuate="onLoad" draw:mime-type="image/png">
            <text:p/>
          </draw:image>
        </draw:frame>
        <draw:custom-shape draw:style-name="gr2" draw:text-style-name="P2" draw:layer="layout" svg:width="6.8cm" svg:height="4.5cm" svg:x="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6cm" svg:height="5.029cm" svg:x="11.6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2cm" svg:y1="9.5cm" svg:x2="6.1cm" svg:y2="12.3cm">
          <text:p/>
        </draw:line>
        <draw:line draw:style-name="gr4" draw:text-style-name="P2" draw:layer="layout" svg:x1="15.2cm" svg:y1="11.5cm" svg:x2="15cm" svg:y2="12.4cm">
          <text:p/>
        </draw:line>
        <draw:custom-shape draw:style-name="gr5" draw:text-style-name="P2" draw:layer="layout" svg:width="2.6cm" svg:height="0.9cm" svg:x="4.6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cm" svg:height="0.9cm" svg:x="13.6cm" svg:y="15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cm" svg:y1="16.7cm" svg:x2="5.9cm" svg:y2="17.9cm">
          <text:p/>
        </draw:line>
        <draw:line draw:style-name="gr4" draw:text-style-name="P2" draw:layer="layout" svg:x1="14.9cm" svg:y1="16.7cm" svg:x2="14.9cm" svg:y2="17.9cm">
          <text:p/>
        </draw:line>
        <draw:frame draw:style-name="gr6" draw:text-style-name="P4" draw:layer="layout" svg:width="4.2cm" svg:height="1cm" svg:x="4.1cm" svg:y="19.8cm">
          <draw:text-box>
            <text:p text:style-name="P3"><text:span text:style-name="T1">DW 381XG</text:span></text:p>
          </draw:text-box>
        </draw:frame>
        <draw:frame draw:style-name="gr6" draw:text-style-name="P4" draw:layer="layout" svg:width="4.2cm" svg:height="1cm" svg:x="12.9cm" svg:y="19.8cm">
          <draw:text-box>
            <text:p text:style-name="P3"><text:span text:style-name="T1">FZ 6909K</text:span></text:p>
          </draw:text-box>
        </draw:frame>
        <draw:custom-shape draw:style-name="gr7" draw:text-style-name="P2" draw:layer="layout" svg:width="0.5cm" svg:height="0.7cm" svg:x="4.55cm" svg:y="18.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cm" svg:y1="18.8cm" svg:x2="4.8cm" svg:y2="20cm">
          <text:p/>
        </draw:line>
        <draw:custom-shape draw:style-name="gr7" draw:text-style-name="P2" draw:layer="layout" svg:width="0.5cm" svg:height="0.7cm" svg:x="13.55cm" svg:y="18.07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8cm" svg:y1="18.775cm" svg:x2="13.8cm" svg:y2="19.975cm">
          <text:p/>
        </draw:line>
        <draw:frame draw:style-name="gr8" draw:text-style-name="P6" draw:layer="layout" svg:width="1.1cm" svg:height="0.725cm" svg:x="3.2cm" svg:y="19.9cm">
          <draw:text-box>
            <text:p text:style-name="P5"><text:span text:style-name="T2">PL</text:span></text:p>
          </draw:text-box>
        </draw:frame>
        <draw:frame draw:style-name="gr8" draw:text-style-name="P6" draw:layer="layout" svg:width="1.1cm" svg:height="0.725cm" svg:x="12.2cm" svg:y="19.901cm">
          <draw:text-box>
            <text:p text:style-name="P5"><text:span text:style-name="T2">P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2" draw:display-name="Groty strzałek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7T21:06:16.307000000</dc:date>
    <dc:creator>Cezary Dołęga</dc:creator>
    <meta:editing-duration>PT35M34S</meta:editing-duration>
    <meta:editing-cycles>14</meta:editing-cycles>
    <meta:generator>LibreOffice/7.3.2.2$Windows_X86_64 LibreOffice_project/49f2b1bff42cfccbd8f788c8dc32c1c309559be0</meta:generator>
    <meta:document-statistic meta:object-count="21"/>
  </office:meta>
</office:document-meta>
</file>